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3590772">
          <text:deletion>
            <office:change-info>
              <dc:creator>Abo Iringo</dc:creator>
              <dc:date>2010-06-18T16:21:00</dc:date>
            </office:change-info>
            <text:p text:style-name="Standard"/>
            <text:p text:style-name="subheading_5f_papers"/>
          </text:deletion>
        </text:changed-region>
        <text:changed-region text:id="ct-1413590212">
          <text:insertion>
            <office:change-info>
              <dc:creator>Abo Iringo</dc:creator>
              <dc:date>2010-06-18T16:21:00</dc:date>
            </office:change-info>
          </text:insertion>
        </text:changed-region>
        <text:changed-region text:id="ct-1413588308">
          <text:deletion>
            <office:change-info>
              <dc:creator>Abo Iringo</dc:creator>
              <dc:date>2010-06-18T16:27:00</dc:date>
            </office:change-info>
            <text:p text:style-name="Standard">degazette</text:p>
          </text:deletion>
        </text:changed-region>
        <text:changed-region text:id="ct-1413587972">
          <text:insertion>
            <office:change-info>
              <dc:creator>Abo Iringo</dc:creator>
              <dc:date>2010-06-18T16:27:00</dc:date>
            </office:change-info>
          </text:insertion>
        </text:changed-region>
        <text:changed-region text:id="ct-1413587860">
          <text:deletion>
            <office:change-info>
              <dc:creator>Abo Iringo</dc:creator>
              <dc:date>2010-06-18T16:27:00</dc:date>
            </office:change-info>
            <text:p text:style-name="Standard">releazing</text:p>
          </text:deletion>
        </text:changed-region>
        <text:changed-region text:id="ct-1413587748">
          <text:insertion>
            <office:change-info>
              <dc:creator>Abo Iringo</dc:creator>
              <dc:date>2010-06-18T16:27:00</dc:date>
            </office:change-info>
          </text:insertion>
        </text:changed-region>
        <text:changed-region text:id="ct-1413717968">
          <text:deletion>
            <office:change-info>
              <dc:creator>Abo Iringo</dc:creator>
              <dc:date>2010-06-18T16:21:00</dc:date>
            </office:change-info>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deletion>
        </text:changed-region>
        <text:changed-region text:id="ct-1413587076">
          <text:insertion>
            <office:change-info>
              <dc:creator>Abo Iringo</dc:creator>
              <dc:date>2010-06-18T16: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ubheading_5f_papers"><text:change text:change-id="ct-1413590772"/>The following Papers were laid on the Table: </text:p>
          <text:p text:style-name="Standard"/>
          <text:section text:style-name="Sect6" text:name="tbldocs1">
            <text:list xml:id="list1534281406"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change-start text:change-id="ct-1413590212"/>for the day<text:change-end text:change-id="ct-1413590212"/>!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text:change text:change-id="ct-1413588308"/><text:change-start text:change-id="ct-1413587972"/>de-gazette<text:change-end text:change-id="ct-1413587972"/> those reserves that are <text:soft-page-break/>non-viable with a view to <text:change text:change-id="ct-1413587860"/><text:change-start text:change-id="ct-1413587748"/>releasing<text:change-end text:change-id="ct-1413587748"/>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text:change text:change-id="ct-1413717968"/></text:p>
              <text:p text:style-name="Standard"/>
              <text:p text:style-name="Standard">With these few remarks, Mr. Speaker, Sir, I would like to commend this Procedural Motion to the hon. Members and I beg to move<text:change-start text:change-id="ct-1413587076"/> forward on this matter<text:change-end text:change-id="ct-1413587076"/>.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54M22S</meta:editing-duration>
    <meta:editing-cycles>27</meta:editing-cycles>
    <meta:generator>OpenOffice.org/3.1$Linux OpenOffice.org_project/310m19$Build-9420</meta:generator>
    <meta:initial-creator>Ashok Hariharan</meta:initial-creator>
    <dc:date>2010-06-21T15:43:23</dc:date>
    <dc:creator>Epanisitos Akaranga</dc:creator>
    <meta:document-statistic meta:table-count="0" meta:image-count="0" meta:object-count="0" meta:page-count="4" meta:paragraph-count="50" meta:word-count="1039" meta:character-count="6027"/>
    <meta:user-defined meta:name="BungeniCountryCode">ke</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